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9.18pt" svg:height="250.7pt" svg:x="0pt" svg:y="126.51pt">
            <draw:object draw:notify-on-update-of-ranges="Sheet1.A2:Sheet1.A9 Sheet1.B1:Sheet1.B1 Sheet1.B2:Sheet1.B9 Sheet1.A2:Sheet1.A9 Sheet1.C1:Sheet1.C1 Sheet1.C2:Sheet1.C9 Sheet1.A2:Sheet1.A9 Sheet1.D1:Sheet1.D1 Sheet1.D2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70.49pt" svg:height="188.25pt" svg:x="1.53pt" svg:y="377.26pt">
            <draw:object draw:notify-on-update-of-ranges="Sheet1.A2:Sheet1.A5 Sheet1.B1:Sheet1.B1 Sheet1.B2:Sheet1.B5 Sheet1.A2:Sheet1.A5 Sheet1.C1:Sheet1.C1 Sheet1.C2:Sheet1.C5 Sheet1.A2:Sheet1.A5 Sheet1.D1:Sheet1.D1 Sheet1.D2:Shee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6.29pt" svg:height="243.98pt" svg:x="0pt" svg:y="791.32pt">
            <draw:object draw:notify-on-update-of-ranges="Sheet1.A51:Sheet1.A62 Sheet1.B50:Sheet1.B50 Sheet1.B51:Sheet1.B62 Sheet1.A51:Sheet1.A62 Sheet1.C50:Sheet1.C50 Sheet1.C51:Sheet1.C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18.85pt" svg:height="180.68pt" svg:x="0pt" svg:y="1030.05pt">
            <draw:object draw:notify-on-update-of-ranges="Sheet1.A51:Sheet1.A56 Sheet1.B51:Sheet1.B56 Sheet1.A51:Sheet1.A56 Sheet1.C51:Sheet1.C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Bubble Sort (sec)</text:p>
          </table:table-cell>
          <table:table-cell office:value-type="string" calcext:value-type="string">
            <text:p>Insertion Sort (sec)</text:p>
          </table:table-cell>
          <table:table-cell office:value-type="string" calcext:value-type="string">
            <text:p>Selection Sort (sec)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97599" calcext:value-type="float">
            <text:p>0.397599</text:p>
          </table:table-cell>
          <table:table-cell office:value-type="float" office:value="0.128842" calcext:value-type="float">
            <text:p>0.128842</text:p>
          </table:table-cell>
          <table:table-cell office:value-type="float" office:value="0.217218" calcext:value-type="float">
            <text:p>0.21721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4641" calcext:value-type="float">
            <text:p>2.14641</text:p>
          </table:table-cell>
          <table:table-cell office:value-type="float" office:value="0.655842" calcext:value-type="float">
            <text:p>0.655842</text:p>
          </table:table-cell>
          <table:table-cell office:value-type="float" office:value="1.07725" calcext:value-type="float">
            <text:p>1.077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.42549" calcext:value-type="float">
            <text:p>8.42549</text:p>
          </table:table-cell>
          <table:table-cell office:value-type="float" office:value="2.15844" calcext:value-type="float">
            <text:p>2.15844</text:p>
          </table:table-cell>
          <table:table-cell office:value-type="float" office:value="3.78088" calcext:value-type="float">
            <text:p>3.78088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.9153" calcext:value-type="float">
            <text:p>18.9153</text:p>
          </table:table-cell>
          <table:table-cell office:value-type="float" office:value="4.616" calcext:value-type="float">
            <text:p>4.616</text:p>
          </table:table-cell>
          <table:table-cell office:value-type="float" office:value="8.331333" calcext:value-type="float">
            <text:p>8.3313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.9987" calcext:value-type="float">
            <text:p>33.9987</text:p>
          </table:table-cell>
          <table:table-cell office:value-type="float" office:value="8.00875" calcext:value-type="float">
            <text:p>8.00875</text:p>
          </table:table-cell>
          <table:table-cell office:value-type="float" office:value="14.9553" calcext:value-type="float">
            <text:p>14.955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75.4479" calcext:value-type="float">
            <text:p>75.4479</text:p>
          </table:table-cell>
          <table:table-cell office:value-type="float" office:value="18.2819" calcext:value-type="float">
            <text:p>18.2819</text:p>
          </table:table-cell>
          <table:table-cell office:value-type="float" office:value="33.7789" calcext:value-type="float">
            <text:p>33.778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37.917" calcext:value-type="float">
            <text:p>137.917</text:p>
          </table:table-cell>
          <table:table-cell office:value-type="float" office:value="32.4327" calcext:value-type="float">
            <text:p>32.4327</text:p>
          </table:table-cell>
          <table:table-cell office:value-type="float" office:value="60.1002" calcext:value-type="float">
            <text:p>60.100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08.772" calcext:value-type="float">
            <text:p>308.772</text:p>
          </table:table-cell>
          <table:table-cell office:value-type="float" office:value="73.7053" calcext:value-type="float">
            <text:p>73.7053</text:p>
          </table:table-cell>
          <table:table-cell office:value-type="float" office:value="133.888" calcext:value-type="float">
            <text:p>133.888</text:p>
          </table:table-cell>
        </table:table-row>
        <table:table-row table:style-name="ro1" table:number-rows-repeated="40">
          <table:table-cell table:number-columns-repeated="4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Quick Sort (sec)</text:p>
          </table:table-cell>
          <table:table-cell office:value-type="string" calcext:value-type="string">
            <text:p>Merge Sort (sec)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09596" calcext:value-type="float">
            <text:p>0.0409596</text:p>
          </table:table-cell>
          <table:table-cell office:value-type="float" office:value="0.0337106" calcext:value-type="float">
            <text:p>0.0337106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7775522" calcext:value-type="float">
            <text:p>0.07775522</text:p>
          </table:table-cell>
          <table:table-cell office:value-type="float" office:value="0.0611198" calcext:value-type="float">
            <text:p>0.0611198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63597" calcext:value-type="float">
            <text:p>0.163597</text:p>
          </table:table-cell>
          <table:table-cell office:value-type="float" office:value="0.130343" calcext:value-type="float">
            <text:p>0.130343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15835" calcext:value-type="float">
            <text:p>0.315835</text:p>
          </table:table-cell>
          <table:table-cell office:value-type="float" office:value="0.248385" calcext:value-type="float">
            <text:p>0.248385</text:p>
          </table:table-cell>
          <table:table-cell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24275" calcext:value-type="float">
            <text:p>0.624275</text:p>
          </table:table-cell>
          <table:table-cell office:value-type="float" office:value="0.496038" calcext:value-type="float">
            <text:p>0.496038</text:p>
          </table:table-cell>
          <table:table-cell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875462" calcext:value-type="float">
            <text:p>0.875462</text:p>
          </table:table-cell>
          <table:table-cell office:value-type="float" office:value="0.707819" calcext:value-type="float">
            <text:p>0.707819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2.74715" calcext:value-type="float">
            <text:p>2.74715</text:p>
          </table:table-cell>
          <table:table-cell office:value-type="float" office:value="2.14943" calcext:value-type="float">
            <text:p>2.14943</text:p>
          </table:table-cell>
          <table:table-cell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7.22485" calcext:value-type="float">
            <text:p>7.22485</text:p>
          </table:table-cell>
          <table:table-cell office:value-type="float" office:value="5.67378" calcext:value-type="float">
            <text:p>5.67378</text:p>
          </table:table-cell>
          <table:table-cell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4.6167" calcext:value-type="float">
            <text:p>14.6167</text:p>
          </table:table-cell>
          <table:table-cell office:value-type="float" office:value="11.3309" calcext:value-type="float">
            <text:p>11.3309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30.3478" calcext:value-type="float">
            <text:p>30.3478</text:p>
          </table:table-cell>
          <table:table-cell office:value-type="float" office:value="23.4935" calcext:value-type="float">
            <text:p>23.4935</text:p>
          </table:table-cell>
          <table:table-cell/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63.46" calcext:value-type="float">
            <text:p>63.46</text:p>
          </table:table-cell>
          <table:table-cell office:value-type="float" office:value="48.5498" calcext:value-type="float">
            <text:p>48.5498</text:p>
          </table:table-cell>
          <table:table-cell/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97.3096" calcext:value-type="float">
            <text:p>97.3096</text:p>
          </table:table-cell>
          <table:table-cell office:value-type="float" office:value="75.3156" calcext:value-type="float">
            <text:p>75.3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47:12.634245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1:45:52.893175948</meta:creation-date>
    <dc:date>2018-11-19T13:50:39.605803876</dc:date>
    <meta:editing-duration>PT30M11S</meta:editing-duration>
    <meta:editing-cycles>10</meta:editing-cycles>
    <meta:generator>LibreOffice/6.0.3.2$Linux_X86_64 LibreOffice_project/00m0$Build-2</meta:generator>
    <meta:document-statistic meta:table-count="1" meta:cell-count="7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11cm" svg:height="8.845cm" xlink:href=".." xlink:type="simple" chart:class="chart:scatter" chart:style-name="ch1">
        <chart:legend chart:legend-position="end" svg:x="13.224cm" svg:y="3.743cm" style:legend-expansion="high" chart:style-name="ch2"/>
        <chart:plot-area chart:style-name="ch3" table:cell-range-address="Sheet1.A2:Sheet1.D9 Sheet1.B1:Sheet1.D1" chart:data-source-has-labels="row" svg:x="0.352cm" svg:y="0.176cm" svg:width="12.52cm" svg:height="8.493cm">
          <chartooo:coordinate-region svg:x="1.159cm" svg:y="0.337cm" svg:width="11.156cm" svg:height="7.7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7" chart:values-cell-range-address="Sheet1.C2:Sheet1.C9" chart:label-cell-address="Sheet1.C1:Sheet1.C1" chart:class="chart:scatter">
            <chart:data-point chart:repeated="8"/>
          </chart:series>
          <chart:series chart:style-name="ch8" chart:values-cell-range-address="Sheet1.D2:Sheet1.D9" chart:label-cell-address="Sheet1.D1:Sheet1.D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 (sec)</text:p>
                <draw:g>
                  <svg:desc>Sheet1.B1:Sheet1.B1</svg:desc>
                </draw:g>
              </table:table-cell>
              <table:table-cell office:value-type="string">
                <text:p>Insertion Sort (sec)</text:p>
                <draw:g>
                  <svg:desc>Sheet1.C1:Sheet1.C1</svg:desc>
                </draw:g>
              </table:table-cell>
              <table:table-cell office:value-type="string">
                <text:p>Selection Sort (sec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9</svg:desc>
                </draw:g>
              </table:table-cell>
              <table:table-cell office:value-type="float" office:value="0.397599">
                <text:p>0.397599</text:p>
                <draw:g>
                  <svg:desc>Sheet1.B2:Sheet1.B9</svg:desc>
                </draw:g>
              </table:table-cell>
              <table:table-cell office:value-type="float" office:value="0.128842">
                <text:p>0.128842</text:p>
                <draw:g>
                  <svg:desc>Sheet1.C2:Sheet1.C9</svg:desc>
                </draw:g>
              </table:table-cell>
              <table:table-cell office:value-type="float" office:value="0.217218">
                <text:p>0.217218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2.14641">
                <text:p>2.14641</text:p>
              </table:table-cell>
              <table:table-cell office:value-type="float" office:value="0.655842">
                <text:p>0.655842</text:p>
              </table:table-cell>
              <table:table-cell office:value-type="float" office:value="1.07725">
                <text:p>1.0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8.42549">
                <text:p>8.42549</text:p>
              </table:table-cell>
              <table:table-cell office:value-type="float" office:value="2.15844">
                <text:p>2.15844</text:p>
              </table:table-cell>
              <table:table-cell office:value-type="float" office:value="3.78088">
                <text:p>3.78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18.9153">
                <text:p>18.9153</text:p>
              </table:table-cell>
              <table:table-cell office:value-type="float" office:value="4.616">
                <text:p>4.616</text:p>
              </table:table-cell>
              <table:table-cell office:value-type="float" office:value="8.331333">
                <text:p>8.33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3.9987">
                <text:p>33.9987</text:p>
              </table:table-cell>
              <table:table-cell office:value-type="float" office:value="8.00875">
                <text:p>8.00875</text:p>
              </table:table-cell>
              <table:table-cell office:value-type="float" office:value="14.9553">
                <text:p>14.9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00">
                <text:p>150000</text:p>
              </table:table-cell>
              <table:table-cell office:value-type="float" office:value="75.4479">
                <text:p>75.4479</text:p>
              </table:table-cell>
              <table:table-cell office:value-type="float" office:value="18.2819">
                <text:p>18.2819</text:p>
              </table:table-cell>
              <table:table-cell office:value-type="float" office:value="33.7789">
                <text:p>33.7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137.917">
                <text:p>137.917</text:p>
              </table:table-cell>
              <table:table-cell office:value-type="float" office:value="32.4327">
                <text:p>32.4327</text:p>
              </table:table-cell>
              <table:table-cell office:value-type="float" office:value="60.1002">
                <text:p>60.1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">
                <text:p>300000</text:p>
              </table:table-cell>
              <table:table-cell office:value-type="float" office:value="308.772">
                <text:p>308.772</text:p>
              </table:table-cell>
              <table:table-cell office:value-type="float" office:value="73.7053">
                <text:p>73.7053</text:p>
              </table:table-cell>
              <table:table-cell office:value-type="float" office:value="133.888">
                <text:p>133.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71cm" svg:height="6.642cm" xlink:href=".." xlink:type="simple" chart:class="chart:scatter" chart:style-name="ch1">
        <chart:legend chart:legend-position="end" svg:x="8.684cm" svg:y="2.642cm" style:legend-expansion="high" chart:style-name="ch2"/>
        <chart:plot-area chart:style-name="ch3" table:cell-range-address="Sheet1.A2:Sheet1.D5 Sheet1.B1:Sheet1.D1" chart:data-source-has-labels="row" svg:x="0.261cm" svg:y="0.132cm" svg:width="8.162cm" svg:height="6.378cm">
          <chartooo:coordinate-region svg:x="0.697cm" svg:y="0.292cm" svg:width="7.076cm" svg:height="5.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7" chart:values-cell-range-address="Sheet1.C2:Sheet1.C5" chart:label-cell-address="Sheet1.C1:Sheet1.C1" chart:class="chart:scatter">
            <chart:data-point chart:repeated="4"/>
          </chart:series>
          <chart:series chart:style-name="ch8" chart:values-cell-range-address="Sheet1.D2:Sheet1.D5" chart:label-cell-address="Sheet1.D1:Sheet1.D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 Sort (sec)</text:p>
                <draw:g>
                  <svg:desc>Sheet1.B1:Sheet1.B1</svg:desc>
                </draw:g>
              </table:table-cell>
              <table:table-cell office:value-type="string">
                <text:p>Insertion Sort (sec)</text:p>
                <draw:g>
                  <svg:desc>Sheet1.C1:Sheet1.C1</svg:desc>
                </draw:g>
              </table:table-cell>
              <table:table-cell office:value-type="string">
                <text:p>Selection Sort (sec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5</svg:desc>
                </draw:g>
              </table:table-cell>
              <table:table-cell office:value-type="float" office:value="0.397599">
                <text:p>0.397599</text:p>
                <draw:g>
                  <svg:desc>Sheet1.B2:Sheet1.B5</svg:desc>
                </draw:g>
              </table:table-cell>
              <table:table-cell office:value-type="float" office:value="0.128842">
                <text:p>0.128842</text:p>
                <draw:g>
                  <svg:desc>Sheet1.C2:Sheet1.C5</svg:desc>
                </draw:g>
              </table:table-cell>
              <table:table-cell office:value-type="float" office:value="0.217218">
                <text:p>0.217218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0">
                <text:p>25000</text:p>
              </table:table-cell>
              <table:table-cell office:value-type="float" office:value="2.14641">
                <text:p>2.14641</text:p>
              </table:table-cell>
              <table:table-cell office:value-type="float" office:value="0.655842">
                <text:p>0.655842</text:p>
              </table:table-cell>
              <table:table-cell office:value-type="float" office:value="1.07725">
                <text:p>1.0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8.42549">
                <text:p>8.42549</text:p>
              </table:table-cell>
              <table:table-cell office:value-type="float" office:value="2.15844">
                <text:p>2.15844</text:p>
              </table:table-cell>
              <table:table-cell office:value-type="float" office:value="3.78088">
                <text:p>3.78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">
                <text:p>75000</text:p>
              </table:table-cell>
              <table:table-cell office:value-type="float" office:value="18.9153">
                <text:p>18.9153</text:p>
              </table:table-cell>
              <table:table-cell office:value-type="float" office:value="4.616">
                <text:p>4.616</text:p>
              </table:table-cell>
              <table:table-cell office:value-type="float" office:value="8.331333">
                <text:p>8.331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98cm" svg:height="8.608cm" xlink:href=".." xlink:type="simple" chart:class="chart:scatter" chart:style-name="ch1">
        <chart:legend chart:legend-position="end" svg:x="12.188cm" svg:y="3.835cm" style:legend-expansion="high" chart:style-name="ch2"/>
        <chart:plot-area chart:style-name="ch3" table:cell-range-address="Sheet1.A51:Sheet1.C62 Sheet1.B50:Sheet1.C50" chart:data-source-has-labels="row" svg:x="0.321cm" svg:y="0.172cm" svg:width="11.546cm" svg:height="8.264cm">
          <chartooo:coordinate-region svg:x="0.942cm" svg:y="0.332cm" svg:width="9.904cm" svg:height="7.5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B62" chart:label-cell-address="Sheet1.B50:Sheet1.B50" chart:class="chart:scatter">
            <chart:domain table:cell-range-address="Sheet1.A51:Sheet1.A62"/>
            <chart:data-point chart:repeated="12"/>
          </chart:series>
          <chart:series chart:style-name="ch7" chart:values-cell-range-address="Sheet1.C51:Sheet1.C62" chart:label-cell-address="Sheet1.C50:Sheet1.C50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uick Sort (sec)</text:p>
                <draw:g>
                  <svg:desc>Sheet1.B50:Sheet1.B50</svg:desc>
                </draw:g>
              </table:table-cell>
              <table:table-cell office:value-type="string">
                <text:p>Merge Sort (sec)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51:Sheet1.A62</svg:desc>
                </draw:g>
              </table:table-cell>
              <table:table-cell office:value-type="float" office:value="0.0409596">
                <text:p>0.0409596</text:p>
                <draw:g>
                  <svg:desc>Sheet1.B51:Sheet1.B62</svg:desc>
                </draw:g>
              </table:table-cell>
              <table:table-cell office:value-type="float" office:value="0.0337106">
                <text:p>0.0337106</text:p>
                <draw:g>
                  <svg:desc>Sheet1.C51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7775522">
                <text:p>0.07775522</text:p>
              </table:table-cell>
              <table:table-cell office:value-type="float" office:value="0.0611198">
                <text:p>0.0611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163597">
                <text:p>0.163597</text:p>
              </table:table-cell>
              <table:table-cell office:value-type="float" office:value="0.130343">
                <text:p>0.130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315835">
                <text:p>0.315835</text:p>
              </table:table-cell>
              <table:table-cell office:value-type="float" office:value="0.248385">
                <text:p>0.248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624275">
                <text:p>0.624275</text:p>
              </table:table-cell>
              <table:table-cell office:value-type="float" office:value="0.496038">
                <text:p>0.496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0.875462">
                <text:p>0.875462</text:p>
              </table:table-cell>
              <table:table-cell office:value-type="float" office:value="0.707819">
                <text:p>0.707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2.74715">
                <text:p>2.74715</text:p>
              </table:table-cell>
              <table:table-cell office:value-type="float" office:value="2.14943">
                <text:p>2.14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0000">
                <text:p>25000000</text:p>
              </table:table-cell>
              <table:table-cell office:value-type="float" office:value="7.22485">
                <text:p>7.22485</text:p>
              </table:table-cell>
              <table:table-cell office:value-type="float" office:value="5.67378">
                <text:p>5.67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00">
                <text:p>50000000</text:p>
              </table:table-cell>
              <table:table-cell office:value-type="float" office:value="14.6167">
                <text:p>14.6167</text:p>
              </table:table-cell>
              <table:table-cell office:value-type="float" office:value="11.3309">
                <text:p>11.3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30.3478">
                <text:p>30.3478</text:p>
              </table:table-cell>
              <table:table-cell office:value-type="float" office:value="23.4935">
                <text:p>23.4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00">
                <text:p>200000000</text:p>
              </table:table-cell>
              <table:table-cell office:value-type="float" office:value="63.46">
                <text:p>63.46</text:p>
              </table:table-cell>
              <table:table-cell office:value-type="float" office:value="48.5498">
                <text:p>48.54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000">
                <text:p>300000000</text:p>
              </table:table-cell>
              <table:table-cell office:value-type="float" office:value="97.3096">
                <text:p>97.3096</text:p>
              </table:table-cell>
              <table:table-cell office:value-type="float" office:value="75.3156">
                <text:p>75.3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77cm" svg:height="6.375cm" xlink:href=".." xlink:type="simple" chart:class="chart:scatter" chart:style-name="ch1">
        <chart:legend chart:legend-position="end" svg:x="11.925cm" svg:y="2.718cm" style:legend-expansion="high" chart:style-name="ch2"/>
        <chart:plot-area chart:style-name="ch3" table:cell-range-address="Sheet1.A51:Sheet1.C56" svg:x="0.295cm" svg:y="0.127cm" svg:width="11.335cm" svg:height="6.121cm">
          <chartooo:coordinate-region svg:x="1.022cm" svg:y="0.287cm" svg:width="9.959cm" svg:height="5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B56" chart:class="chart:scatter">
            <chart:domain table:cell-range-address="Sheet1.A51:Sheet1.A56"/>
            <chart:data-point chart:repeated="6"/>
          </chart:series>
          <chart:series chart:style-name="ch7" chart:values-cell-range-address="Sheet1.C51:Sheet1.C56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51:Sheet1.A56</svg:desc>
                </draw:g>
              </table:table-cell>
              <table:table-cell office:value-type="float" office:value="0.0409596">
                <text:p>0.0409596</text:p>
                <draw:g>
                  <svg:desc>Sheet1.B51:Sheet1.B56</svg:desc>
                </draw:g>
              </table:table-cell>
              <table:table-cell office:value-type="float" office:value="0.0337106">
                <text:p>0.0337106</text:p>
                <draw:g>
                  <svg:desc>Sheet1.C51:Sheet1.C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07775522">
                <text:p>0.07775522</text:p>
              </table:table-cell>
              <table:table-cell office:value-type="float" office:value="0.0611198">
                <text:p>0.0611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0.163597">
                <text:p>0.163597</text:p>
              </table:table-cell>
              <table:table-cell office:value-type="float" office:value="0.130343">
                <text:p>0.130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315835">
                <text:p>0.315835</text:p>
              </table:table-cell>
              <table:table-cell office:value-type="float" office:value="0.248385">
                <text:p>0.248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">
                <text:p>2000000</text:p>
              </table:table-cell>
              <table:table-cell office:value-type="float" office:value="0.624275">
                <text:p>0.624275</text:p>
              </table:table-cell>
              <table:table-cell office:value-type="float" office:value="0.496038">
                <text:p>0.496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0.875462">
                <text:p>0.875462</text:p>
              </table:table-cell>
              <table:table-cell office:value-type="float" office:value="0.707819">
                <text:p>0.707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